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7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7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72febf" officeooo:paragraph-rsid="0072feb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e8b16" officeooo:paragraph-rsid="006e8b16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702ebd" officeooo:paragraph-rsid="00702eb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72dcd5" officeooo:paragraph-rsid="0072dcd5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1cd7d" officeooo:paragraph-rsid="0071cd7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7" style:family="paragraph" style:parent-style-name="Table_20_Contents">
      <style:text-properties officeooo:rsid="001bfdc6" officeooo:paragraph-rsid="001bfdc6"/>
    </style:style>
    <style:style style:name="P38" style:family="paragraph" style:parent-style-name="Table_20_Contents">
      <style:text-properties officeooo:rsid="001ce5eb" officeooo:paragraph-rsid="001ce5eb"/>
    </style:style>
    <style:style style:name="P39" style:family="paragraph" style:parent-style-name="Table_20_Contents">
      <style:text-properties officeooo:rsid="0020e66a" officeooo:paragraph-rsid="0020e66a"/>
    </style:style>
    <style:style style:name="P40" style:family="paragraph" style:parent-style-name="Table_20_Contents">
      <style:text-properties officeooo:rsid="0020e66a" officeooo:paragraph-rsid="002f44c1"/>
    </style:style>
    <style:style style:name="P41" style:family="paragraph" style:parent-style-name="Table_20_Contents">
      <style:text-properties officeooo:paragraph-rsid="001ce5eb"/>
    </style:style>
    <style:style style:name="P42" style:family="paragraph" style:parent-style-name="Table_20_Contents">
      <style:text-properties officeooo:rsid="001ce5eb" officeooo:paragraph-rsid="001ce5eb" fo:background-color="transparent"/>
    </style:style>
    <style:style style:name="P43" style:family="paragraph" style:parent-style-name="Table_20_Contents">
      <style:text-properties officeooo:rsid="002bb31e" officeooo:paragraph-rsid="002bb31e"/>
    </style:style>
    <style:style style:name="P44" style:family="paragraph" style:parent-style-name="Table_20_Contents">
      <style:text-properties officeooo:rsid="002c1bbf" officeooo:paragraph-rsid="002c1bbf"/>
    </style:style>
    <style:style style:name="P45" style:family="paragraph" style:parent-style-name="Table_20_Contents">
      <style:text-properties officeooo:rsid="002da303" officeooo:paragraph-rsid="002da303"/>
    </style:style>
    <style:style style:name="P46" style:family="paragraph" style:parent-style-name="Table_20_Contents">
      <style:text-properties officeooo:rsid="002da303" officeooo:paragraph-rsid="0020e66a"/>
    </style:style>
    <style:style style:name="P47" style:family="paragraph" style:parent-style-name="Table_20_Contents">
      <style:text-properties officeooo:rsid="002f44c1" officeooo:paragraph-rsid="002f44c1"/>
    </style:style>
    <style:style style:name="P48" style:family="paragraph" style:parent-style-name="Table_20_Contents">
      <style:text-properties officeooo:rsid="00327015" officeooo:paragraph-rsid="00327015"/>
    </style:style>
    <style:style style:name="P49" style:family="paragraph" style:parent-style-name="Table_20_Contents">
      <style:text-properties officeooo:rsid="003355a3" officeooo:paragraph-rsid="003355a3"/>
    </style:style>
    <style:style style:name="P50" style:family="paragraph" style:parent-style-name="Table_20_Contents">
      <style:text-properties officeooo:rsid="003547a5" officeooo:paragraph-rsid="003547a5"/>
    </style:style>
    <style:style style:name="P51" style:family="paragraph" style:parent-style-name="Table_20_Contents">
      <style:text-properties officeooo:rsid="0039d373" officeooo:paragraph-rsid="0039d373"/>
    </style:style>
    <style:style style:name="P52" style:family="paragraph" style:parent-style-name="Table_20_Contents">
      <style:text-properties officeooo:rsid="003d3227" officeooo:paragraph-rsid="003d3227"/>
    </style:style>
    <style:style style:name="P53" style:family="paragraph" style:parent-style-name="Table_20_Contents">
      <style:text-properties officeooo:rsid="003e058c" officeooo:paragraph-rsid="003e058c"/>
    </style:style>
    <style:style style:name="P54" style:family="paragraph" style:parent-style-name="Table_20_Contents">
      <style:text-properties officeooo:rsid="003e058c" officeooo:paragraph-rsid="0049d9a3"/>
    </style:style>
    <style:style style:name="P55" style:family="paragraph" style:parent-style-name="Table_20_Contents">
      <style:text-properties officeooo:rsid="003ef708" officeooo:paragraph-rsid="003ef708"/>
    </style:style>
    <style:style style:name="P56" style:family="paragraph" style:parent-style-name="Table_20_Contents">
      <style:text-properties officeooo:rsid="0049d9a3" officeooo:paragraph-rsid="0049d9a3"/>
    </style:style>
    <style:style style:name="P57" style:family="paragraph" style:parent-style-name="Table_20_Contents">
      <style:text-properties officeooo:rsid="004a2bdb" officeooo:paragraph-rsid="004a2bdb"/>
    </style:style>
    <style:style style:name="P58" style:family="paragraph" style:parent-style-name="Table_20_Contents">
      <style:text-properties officeooo:rsid="004d7ee5" officeooo:paragraph-rsid="004d7ee5"/>
    </style:style>
    <style:style style:name="P59" style:family="paragraph" style:parent-style-name="Table_20_Contents">
      <style:text-properties officeooo:rsid="00572d39" officeooo:paragraph-rsid="00572d39"/>
    </style:style>
    <style:style style:name="P60" style:family="paragraph" style:parent-style-name="Table_20_Contents">
      <style:text-properties officeooo:rsid="005f13b1" officeooo:paragraph-rsid="005f13b1"/>
    </style:style>
    <style:style style:name="P61" style:family="paragraph" style:parent-style-name="Table_20_Contents">
      <style:text-properties officeooo:rsid="00671fd9" officeooo:paragraph-rsid="00671fd9"/>
    </style:style>
    <style:style style:name="P62" style:family="paragraph" style:parent-style-name="Table_20_Contents">
      <style:text-properties officeooo:rsid="006855a6" officeooo:paragraph-rsid="006855a6"/>
    </style:style>
    <style:style style:name="P63" style:family="paragraph" style:parent-style-name="Table_20_Contents">
      <style:text-properties officeooo:rsid="006855a6" officeooo:paragraph-rsid="00702ebd"/>
    </style:style>
    <style:style style:name="P64" style:family="paragraph" style:parent-style-name="Table_20_Contents">
      <style:text-properties officeooo:rsid="006855a6" officeooo:paragraph-rsid="0071cd7d"/>
    </style:style>
    <style:style style:name="P65" style:family="paragraph" style:parent-style-name="Table_20_Contents">
      <style:text-properties officeooo:rsid="006e8b16" officeooo:paragraph-rsid="006e8b16"/>
    </style:style>
    <style:style style:name="P66" style:family="paragraph" style:parent-style-name="Table_20_Contents">
      <style:text-properties officeooo:rsid="00702ebd" officeooo:paragraph-rsid="00702ebd"/>
    </style:style>
    <style:style style:name="P67" style:family="paragraph" style:parent-style-name="Table_20_Contents">
      <style:text-properties officeooo:rsid="0072dcd5" officeooo:paragraph-rsid="0072dcd5"/>
    </style:style>
    <style:style style:name="P68" style:family="paragraph" style:parent-style-name="Table_20_Contents">
      <style:text-properties officeooo:rsid="0071cd7d" officeooo:paragraph-rsid="0072dcd5"/>
    </style:style>
    <style:style style:name="P69" style:family="paragraph" style:parent-style-name="Table_20_Contents">
      <style:text-properties officeooo:rsid="0071cd7d" officeooo:paragraph-rsid="00702ebd"/>
    </style:style>
    <style:style style:name="P70" style:family="paragraph" style:parent-style-name="Table_20_Contents">
      <style:text-properties officeooo:rsid="0071cd7d" officeooo:paragraph-rsid="0071cd7d"/>
    </style:style>
    <style:style style:name="P71" style:family="paragraph" style:parent-style-name="Standard">
      <style:text-properties officeooo:rsid="001bfdc6" officeooo:paragraph-rsid="001bfdc6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72febf" officeooo:paragraph-rsid="0072feb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71cd7d" officeooo:paragraph-rsid="0071cd7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71cd7d" officeooo:paragraph-rsid="007a56ab" style:font-weight-asian="bold" style:font-weight-complex="bold"/>
    </style:style>
    <style:style style:name="P75" style:family="paragraph" style:parent-style-name="Table_20_Contents">
      <style:text-properties officeooo:rsid="0071cd7d" officeooo:paragraph-rsid="0071cd7d"/>
    </style:style>
    <style:style style:name="P76" style:family="paragraph" style:parent-style-name="Table_20_Contents">
      <style:text-properties officeooo:rsid="0071cd7d" officeooo:paragraph-rsid="007a56ab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  <style:style style:name="T23" style:family="text">
      <style:text-properties officeooo:rsid="006e8b16"/>
    </style:style>
    <style:style style:name="T24" style:family="text">
      <style:text-properties officeooo:rsid="00702ebd"/>
    </style:style>
    <style:style style:name="T25" style:family="text">
      <style:text-properties officeooo:rsid="0071cd7d"/>
    </style:style>
    <style:style style:name="T26" style:family="text">
      <style:text-properties officeooo:rsid="0073a2d2"/>
    </style:style>
    <style:style style:name="T27" style:family="text">
      <style:text-properties officeooo:rsid="007a56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9">Andrea</text:p>
          </table:table-cell>
        </table:table-row>
        <table:table-row>
          <table:table-cell table:style-name="Tabella1.A8" office:value-type="string">
            <text:p text:style-name="P36">7</text:p>
          </table:table-cell>
          <table:table-cell table:style-name="Tabella1.A8" office:value-type="string">
            <text:p text:style-name="P42">Doodle for second weekly meeting</text:p>
          </table:table-cell>
          <table:table-cell table:style-name="Tabella1.A8" office:value-type="string">
            <text:p text:style-name="P35">08/11/2013</text:p>
          </table:table-cell>
          <table:table-cell table:style-name="Tabella1.D8" office:value-type="string">
            <text:p text:style-name="P4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4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4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4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4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4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4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4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4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4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4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4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7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7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4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4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8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45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4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4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5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5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45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5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5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5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5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5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5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5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51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5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5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51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51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5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5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53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5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5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7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7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7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54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7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7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7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8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8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7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7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7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7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7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7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7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7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7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9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9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9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9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9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9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9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9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9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9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9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9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9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9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9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9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9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9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9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9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9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9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9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9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9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9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9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9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9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9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60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60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60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60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28</text:p>
          </table:table-cell>
          <table:table-cell table:style-name="Tabella1.A8" office:value-type="string">
            <text:p text:style-name="P60">User System Authentication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60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Lorenzo + Andrea</text:p>
          </table:table-cell>
        </table:table-row>
        <table:table-row>
          <table:table-cell table:style-name="Tabella1.A8" office:value-type="string">
            <text:p text:style-name="P27">130</text:p>
          </table:table-cell>
          <table:table-cell table:style-name="Tabella1.A8" office:value-type="string">
            <text:p text:style-name="P60">Finalize Calculation Controller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60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60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Marko/Nikola</text:p>
          </table:table-cell>
        </table:table-row>
        <text:soft-page-break/>
        <table:table-row>
          <table:table-cell table:style-name="Tabella1.A8" office:value-type="string">
            <text:p text:style-name="P27">133</text:p>
          </table:table-cell>
          <table:table-cell table:style-name="Tabella1.A8" office:value-type="string">
            <text:p text:style-name="P60">Validate Math Engine with tests and test classe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Miraldi + Lorenzo</text:p>
          </table:table-cell>
        </table:table-row>
        <table:table-row>
          <table:table-cell table:style-name="Tabella1.A8" office:value-type="string">
            <text:p text:style-name="P27">134</text:p>
          </table:table-cell>
          <table:table-cell table:style-name="Tabella1.A8" office:value-type="string">
            <text:p text:style-name="P60">Integrate the mathematical packet with the rest of the syste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Lorenzo + Marko + Jorn</text:p>
          </table:table-cell>
        </table:table-row>
        <table:table-row>
          <table:table-cell table:style-name="Tabella1.A8" office:value-type="string">
            <text:p text:style-name="P27">135</text:p>
          </table:table-cell>
          <table:table-cell table:style-name="Tabella1.A8" office:value-type="string">
            <text:p text:style-name="P60">Implementation of the historical web graph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Dzana + Nikola</text:p>
          </table:table-cell>
        </table:table-row>
        <table:table-row>
          <table:table-cell table:style-name="Tabella1.A8" office:value-type="string">
            <text:p text:style-name="P27">136</text:p>
          </table:table-cell>
          <table:table-cell table:style-name="Tabella1.A8" office:value-type="string">
            <text:p text:style-name="P60">Run the whole system in the V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60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60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60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60">Marko/Nikola</text:p>
          </table:table-cell>
        </table:table-row>
        <table:table-row>
          <table:table-cell table:style-name="Tabella1.A8" office:value-type="string">
            <text:p text:style-name="P28">140</text:p>
          </table:table-cell>
          <table:table-cell table:style-name="Tabella1.A8" office:value-type="string">
            <text:p text:style-name="P61">Meeting Agenda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41</text:p>
          </table:table-cell>
          <table:table-cell table:style-name="Tabella1.A8" office:value-type="string">
            <text:p text:style-name="P61">Week Report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25" office:value-type="string">
            <text:p text:style-name="P28">142</text:p>
          </table:table-cell>
          <table:table-cell table:style-name="Tabella1.A25" office:value-type="string">
            <text:p text:style-name="P61">Group Meeting</text:p>
          </table:table-cell>
          <table:table-cell table:style-name="Tabella1.A25" office:value-type="string">
            <text:p text:style-name="P29">15/12/2013</text:p>
          </table:table-cell>
          <table:table-cell table:style-name="Tabella1.D25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43</text:p>
          </table:table-cell>
          <table:table-cell table:style-name="Tabella1.A8" office:value-type="string">
            <text:p text:style-name="P61">Summary Week Report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44</text:p>
          </table:table-cell>
          <table:table-cell table:style-name="Tabella1.A25" office:value-type="string">
            <text:p text:style-name="P61">Minutes of Meeting</text:p>
          </table:table-cell>
          <table:table-cell table:style-name="Tabella1.A25" office:value-type="string">
            <text:p text:style-name="P29">16/12/2013</text:p>
          </table:table-cell>
          <table:table-cell table:style-name="Tabella1.D25" office:value-type="string">
            <text:p text:style-name="P61">Marko/Nikola</text:p>
          </table:table-cell>
        </table:table-row>
        <table:table-row>
          <table:table-cell table:style-name="Tabella1.A8" office:value-type="string">
            <text:p text:style-name="P28">145</text:p>
          </table:table-cell>
          <table:table-cell table:style-name="Tabella1.A8" office:value-type="string">
            <text:p text:style-name="P61">Meeting Agenda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46</text:p>
          </table:table-cell>
          <table:table-cell table:style-name="Tabella1.A8" office:value-type="string">
            <text:p text:style-name="P61">Group Meeting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47</text:p>
          </table:table-cell>
          <table:table-cell table:style-name="Tabella1.A8" office:value-type="string">
            <text:p text:style-name="P61">Beta Prototype Presentation v 1.0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48</text:p>
          </table:table-cell>
          <table:table-cell table:style-name="Tabella1.A8" office:value-type="string">
            <text:p text:style-name="P61">Minutes of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Marko/Nikola</text:p>
          </table:table-cell>
        </table:table-row>
        <table:table-row>
          <table:table-cell table:style-name="Tabella1.A8" office:value-type="string">
            <text:p text:style-name="P28">149</text:p>
          </table:table-cell>
          <table:table-cell table:style-name="Tabella1.A8" office:value-type="string">
            <text:p text:style-name="P61">Customer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 + Lorenzo</text:p>
          </table:table-cell>
        </table:table-row>
        <table:table-row>
          <table:table-cell table:style-name="Tabella1.A8" office:value-type="string">
            <text:p text:style-name="P28">150</text:p>
          </table:table-cell>
          <table:table-cell table:style-name="Tabella1.A8" office:value-type="string">
            <text:p text:style-name="P61">Customer Meeting Summary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1</text:p>
          </table:table-cell>
          <table:table-cell table:style-name="Tabella1.A8" office:value-type="string">
            <text:p text:style-name="P61">Acceptance Test with Customer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2</text:p>
          </table:table-cell>
          <table:table-cell table:style-name="Tabella1.A8" office:value-type="string">
            <text:p text:style-name="P61">Managing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 + Dzana</text:p>
          </table:table-cell>
        </table:table-row>
        <table:table-row>
          <table:table-cell table:style-name="Tabella1.A8" office:value-type="string">
            <text:p text:style-name="P28">153</text:p>
          </table:table-cell>
          <table:table-cell table:style-name="Tabella1.A8" office:value-type="string">
            <text:p text:style-name="P61">Supervisors Meeting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54</text:p>
          </table:table-cell>
          <table:table-cell table:style-name="Tabella1.A25" office:value-type="string">
            <text:p text:style-name="P61">Supervisors Meeting Summary</text:p>
          </table:table-cell>
          <table:table-cell table:style-name="Tabella1.A25" office:value-type="string">
            <text:p text:style-name="P29">18/12/2013</text:p>
          </table:table-cell>
          <table:table-cell table:style-name="Tabella1.D25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5</text:p>
          </table:table-cell>
          <table:table-cell table:style-name="Tabella1.A8" office:value-type="string">
            <text:p text:style-name="P61">Beta Prototype Presentatio Final Version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56</text:p>
          </table:table-cell>
          <table:table-cell table:style-name="Tabella1.A8" office:value-type="string">
            <text:p text:style-name="P61">Presentation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57</text:p>
          </table:table-cell>
          <table:table-cell table:style-name="Tabella1.A8" office:value-type="string">
            <text:p text:style-name="P61">Class Lecture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25" office:value-type="string">
            <text:p text:style-name="P28">158</text:p>
          </table:table-cell>
          <table:table-cell table:style-name="Tabella1.A25" office:value-type="string">
            <text:p text:style-name="P61">Meeting Agenda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59</text:p>
          </table:table-cell>
          <table:table-cell table:style-name="Tabella1.A25" office:value-type="string">
            <text:p text:style-name="P61">Group Meeting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60</text:p>
          </table:table-cell>
          <table:table-cell table:style-name="Tabella1.A8" office:value-type="string">
            <text:p text:style-name="P61">Technical Document v1.0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61</text:p>
          </table:table-cell>
          <table:table-cell table:style-name="Tabella1.A8" office:value-type="string">
            <text:p text:style-name="P61">User Guide v 1.0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Dzana + Nikola + Andrea</text:p>
          </table:table-cell>
        </table:table-row>
        <table:table-row>
          <table:table-cell table:style-name="Tabella1.A8" office:value-type="string">
            <text:p text:style-name="P28">162</text:p>
          </table:table-cell>
          <table:table-cell table:style-name="Tabella1.A8" office:value-type="string">
            <text:p text:style-name="P61">Installation Guide v 1.0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Marko + Jorn + Lorenzo</text:p>
          </table:table-cell>
        </table:table-row>
        <table:table-row>
          <table:table-cell table:style-name="Tabella1.A8" office:value-type="string">
            <text:p text:style-name="P28">163</text:p>
          </table:table-cell>
          <table:table-cell table:style-name="Tabella1.A8" office:value-type="string">
            <text:p text:style-name="P61">Test Report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Miraldi</text:p>
          </table:table-cell>
        </table:table-row>
        <table:table-row>
          <table:table-cell table:style-name="Tabella1.A8" office:value-type="string">
            <text:p text:style-name="P28">164</text:p>
          </table:table-cell>
          <table:table-cell table:style-name="Tabella1.A8" office:value-type="string">
            <text:p text:style-name="P62">Final Project Report v 1.0</text:p>
          </table:table-cell>
          <table:table-cell table:style-name="Tabella1.A8" office:value-type="string">
            <text:p text:style-name="P28">19/12/2013</text:p>
          </table:table-cell>
          <table:table-cell table:style-name="Tabella1.D8" office:value-type="string">
            <text:p text:style-name="P62">Andrea</text:p>
          </table:table-cell>
        </table:table-row>
        <table:table-row>
          <table:table-cell table:style-name="Tabella1.A8" office:value-type="string">
            <text:p text:style-name="P28">165</text:p>
          </table:table-cell>
          <table:table-cell table:style-name="Tabella1.A8" office:value-type="string">
            <text:p text:style-name="P62">Beta prototype Final Deadline</text:p>
          </table:table-cell>
          <table:table-cell table:style-name="Tabella1.A8" office:value-type="string">
            <text:p text:style-name="P28">19/12/2013</text:p>
          </table:table-cell>
          <table:table-cell table:style-name="Tabella1.D8" office:value-type="string">
            <text:p text:style-name="P62">All</text:p>
          </table:table-cell>
        </table:table-row>
        <table:table-row>
          <table:table-cell table:style-name="Tabella1.A25" office:value-type="string">
            <text:p text:style-name="P28">166</text:p>
          </table:table-cell>
          <table:table-cell table:style-name="Tabella1.A25" office:value-type="string">
            <text:p text:style-name="P62">Minutes of Meeting</text:p>
          </table:table-cell>
          <table:table-cell table:style-name="Tabella1.A25" office:value-type="string">
            <text:p text:style-name="P28">20/12/2013</text:p>
          </table:table-cell>
          <table:table-cell table:style-name="Tabella1.D25" office:value-type="string">
            <text:p text:style-name="P62">Marko/Nikola</text:p>
          </table:table-cell>
        </table:table-row>
        <table:table-row>
          <table:table-cell table:style-name="Tabella1.A8" office:value-type="string">
            <text:p text:style-name="P30">167</text:p>
          </table:table-cell>
          <table:table-cell table:style-name="Tabella1.A8" office:value-type="string">
            <text:p text:style-name="P65">Week Report W51</text:p>
          </table:table-cell>
          <table:table-cell table:style-name="Tabella1.A8" office:value-type="string">
            <text:p text:style-name="P31">22/12/2013</text:p>
          </table:table-cell>
          <table:table-cell table:style-name="Tabella1.D8" office:value-type="string">
            <text:p text:style-name="P65">All</text:p>
          </table:table-cell>
        </table:table-row>
        <table:table-row>
          <table:table-cell table:style-name="Tabella1.A8" office:value-type="string">
            <text:p text:style-name="P30">168</text:p>
          </table:table-cell>
          <table:table-cell table:style-name="Tabella1.A8" office:value-type="string">
            <text:p text:style-name="P65">Summary Week Report W51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ndrea</text:p>
          </table:table-cell>
        </table:table-row>
        <text:soft-page-break/>
        <table:table-row>
          <table:table-cell table:style-name="Tabella1.A8" office:value-type="string">
            <text:p text:style-name="P30">169</text:p>
          </table:table-cell>
          <table:table-cell table:style-name="Tabella1.A8" office:value-type="string">
            <text:p text:style-name="P65">Meeting Agenda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ndrea</text:p>
          </table:table-cell>
        </table:table-row>
        <table:table-row>
          <table:table-cell table:style-name="Tabella1.A8" office:value-type="string">
            <text:p text:style-name="P30">170</text:p>
          </table:table-cell>
          <table:table-cell table:style-name="Tabella1.A8" office:value-type="string">
            <text:p text:style-name="P65">Group Meeting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ll</text:p>
          </table:table-cell>
        </table:table-row>
        <table:table-row>
          <table:table-cell table:style-name="Tabella1.A8" office:value-type="string">
            <text:p text:style-name="P30">171</text:p>
          </table:table-cell>
          <table:table-cell table:style-name="Tabella1.A8" office:value-type="string">
            <text:p text:style-name="P65">Minutes of Meeting</text:p>
          </table:table-cell>
          <table:table-cell table:style-name="Tabella1.A8" office:value-type="string">
            <text:p text:style-name="P31">27/12/2013</text:p>
          </table:table-cell>
          <table:table-cell table:style-name="Tabella1.D8" office:value-type="string">
            <text:p text:style-name="P65">Marko/Nikola</text:p>
          </table:table-cell>
        </table:table-row>
        <table:table-row>
          <table:table-cell table:style-name="Tabella1.A173" office:value-type="string">
            <text:p text:style-name="P30">172</text:p>
          </table:table-cell>
          <table:table-cell table:style-name="Tabella1.A173" office:value-type="string">
            <text:p text:style-name="P65">Test Report</text:p>
          </table:table-cell>
          <table:table-cell table:style-name="Tabella1.A173" office:value-type="string">
            <text:p text:style-name="P31">27/12/2013</text:p>
          </table:table-cell>
          <table:table-cell table:style-name="Tabella1.D173" office:value-type="string">
            <text:p text:style-name="P65">Miraldi</text:p>
          </table:table-cell>
        </table:table-row>
        <table:table-row>
          <table:table-cell table:style-name="Tabella1.A8" office:value-type="string">
            <text:p text:style-name="P30">173</text:p>
          </table:table-cell>
          <table:table-cell table:style-name="Tabella1.A8" office:value-type="string">
            <text:p text:style-name="P65">Acceptance Test</text:p>
          </table:table-cell>
          <table:table-cell table:style-name="Tabella1.A8" office:value-type="string">
            <text:p text:style-name="P31">27/12/2013</text:p>
          </table:table-cell>
          <table:table-cell table:style-name="Tabella1.D8" office:value-type="string">
            <text:p text:style-name="P65">Miraldi</text:p>
          </table:table-cell>
        </table:table-row>
        <table:table-row>
          <table:table-cell table:style-name="Tabella1.A8" office:value-type="string">
            <text:p text:style-name="P30">174</text:p>
          </table:table-cell>
          <table:table-cell table:style-name="Tabella1.A8" office:value-type="string">
            <text:p text:style-name="P61">Technical Document v<text:span text:style-name="T26">2.0</text:span></text:p>
          </table:table-cell>
          <table:table-cell table:style-name="Tabella1.A8" office:value-type="string">
            <text:p text:style-name="P29"><text:span text:style-name="T23">27</text:span>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73" office:value-type="string">
            <text:p text:style-name="P30">175</text:p>
          </table:table-cell>
          <table:table-cell table:style-name="Tabella1.A173" office:value-type="string">
            <text:p text:style-name="P61">User Guide v 1.<text:span text:style-name="T23">1</text:span></text:p>
          </table:table-cell>
          <table:table-cell table:style-name="Tabella1.A173" office:value-type="string">
            <text:p text:style-name="P29"><text:span text:style-name="T23">27</text:span>/12/2013</text:p>
          </table:table-cell>
          <table:table-cell table:style-name="Tabella1.D173" office:value-type="string">
            <text:p text:style-name="P61">Dzana + Nikola + Andrea</text:p>
          </table:table-cell>
        </table:table-row>
        <table:table-row>
          <table:table-cell table:style-name="Tabella1.A173" office:value-type="string">
            <text:p text:style-name="P30">176</text:p>
          </table:table-cell>
          <table:table-cell table:style-name="Tabella1.A173" office:value-type="string">
            <text:p text:style-name="P61">Installation Guide v 1.<text:span text:style-name="T23">1</text:span></text:p>
          </table:table-cell>
          <table:table-cell table:style-name="Tabella1.A173" office:value-type="string">
            <text:p text:style-name="P29"><text:span text:style-name="T23">27</text:span>/12/2013</text:p>
          </table:table-cell>
          <table:table-cell table:style-name="Tabella1.D173" office:value-type="string">
            <text:p text:style-name="P61">Marko + Jorn + Lorenzo</text:p>
          </table:table-cell>
        </table:table-row>
        <table:table-row>
          <table:table-cell table:style-name="Tabella1.A173" office:value-type="string">
            <text:p text:style-name="P30">177</text:p>
          </table:table-cell>
          <table:table-cell table:style-name="Tabella1.A173" office:value-type="string">
            <text:p text:style-name="P62">Final Project Report v 1.<text:span text:style-name="T25">1</text:span></text:p>
          </table:table-cell>
          <table:table-cell table:style-name="Tabella1.A173" office:value-type="string">
            <text:p text:style-name="P28"><text:span text:style-name="T23">27</text:span>/12/2013</text:p>
          </table:table-cell>
          <table:table-cell table:style-name="Tabella1.D173" office:value-type="string">
            <text:p text:style-name="P62">Andrea</text:p>
          </table:table-cell>
        </table:table-row>
        <table:table-row>
          <table:table-cell table:style-name="Tabella1.A8" office:value-type="string">
            <text:p text:style-name="P30">178</text:p>
          </table:table-cell>
          <table:table-cell table:style-name="Tabella1.A8" office:value-type="string">
            <text:p text:style-name="P66">Controls in Calculation Controller</text:p>
          </table:table-cell>
          <table:table-cell table:style-name="Tabella1.A8" office:value-type="string">
            <text:p text:style-name="P32">27/12/2013</text:p>
          </table:table-cell>
          <table:table-cell table:style-name="Tabella1.D8" office:value-type="string">
            <text:p text:style-name="P63"><text:span text:style-name="T24">Lorenzo </text:span><text:span text:style-name="T25">+ Andrea</text:span></text:p>
          </table:table-cell>
        </table:table-row>
        <table:table-row>
          <table:table-cell table:style-name="Tabella1.A8" office:value-type="string">
            <text:p text:style-name="P30">179</text:p>
          </table:table-cell>
          <table:table-cell table:style-name="Tabella1.A8" office:value-type="string">
            <text:p text:style-name="P66">Finalize Authentication System</text:p>
          </table:table-cell>
          <table:table-cell table:style-name="Tabella1.A8" office:value-type="string">
            <text:p text:style-name="P32">27/12/2013</text:p>
          </table:table-cell>
          <table:table-cell table:style-name="Tabella1.D8" office:value-type="string">
            <text:p text:style-name="P66">Jorn</text:p>
          </table:table-cell>
        </table:table-row>
        <table:table-row>
          <table:table-cell table:style-name="Tabella1.A8" office:value-type="string">
            <text:p text:style-name="P30">180</text:p>
          </table:table-cell>
          <table:table-cell table:style-name="Tabella1.A8" office:value-type="string">
            <text:p text:style-name="P67">Create Admin page</text:p>
          </table:table-cell>
          <table:table-cell table:style-name="Tabella1.A8" office:value-type="string">
            <text:p text:style-name="P33">27/12/2013</text:p>
          </table:table-cell>
          <table:table-cell table:style-name="Tabella1.D8" office:value-type="string">
            <text:p text:style-name="P68">Dzana + Nikola + Jorn</text:p>
          </table:table-cell>
        </table:table-row>
        <table:table-row>
          <table:table-cell table:style-name="Tabella1.A173" office:value-type="string">
            <text:p text:style-name="P30">181</text:p>
          </table:table-cell>
          <table:table-cell table:style-name="Tabella1.A173" office:value-type="string">
            <text:p text:style-name="P66">Avoid stretch of pictures on the site (CSS)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9">Dzana + Nikola + Jorn</text:p>
          </table:table-cell>
        </table:table-row>
        <table:table-row>
          <table:table-cell table:style-name="Tabella1.A8" office:value-type="string">
            <text:p text:style-name="P30">182</text:p>
          </table:table-cell>
          <table:table-cell table:style-name="Tabella1.A8" office:value-type="string">
            <text:p text:style-name="P66">Add M-N domain wih pylons on the site</text:p>
          </table:table-cell>
          <table:table-cell table:style-name="Tabella1.A8" office:value-type="string">
            <text:p text:style-name="P32">27/12/2013</text:p>
          </table:table-cell>
          <table:table-cell table:style-name="Tabella1.D8" office:value-type="string">
            <text:p text:style-name="P63"><text:span text:style-name="T24">Dzana + Nikola </text:span><text:span text:style-name="T25">+ Jorn</text:span></text:p>
          </table:table-cell>
        </table:table-row>
        <table:table-row>
          <table:table-cell table:style-name="Tabella1.A173" office:value-type="string">
            <text:p text:style-name="P30">183</text:p>
          </table:table-cell>
          <table:table-cell table:style-name="Tabella1.A173" office:value-type="string">
            <text:p text:style-name="P66">Fix labels &amp; measure units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3"><text:span text:style-name="T24">Dzana + Nikola </text:span><text:span text:style-name="T25">+ Jorn</text:span></text:p>
          </table:table-cell>
        </table:table-row>
        <table:table-row>
          <table:table-cell table:style-name="Tabella1.A173" office:value-type="string">
            <text:p text:style-name="P30">184</text:p>
          </table:table-cell>
          <table:table-cell table:style-name="Tabella1.A173" office:value-type="string">
            <text:p text:style-name="P70">Fix Home page (description + names)</text:p>
          </table:table-cell>
          <table:table-cell table:style-name="Tabella1.A173" office:value-type="string">
            <text:p text:style-name="P34">27/12/2013</text:p>
          </table:table-cell>
          <table:table-cell table:style-name="Tabella1.D173" office:value-type="string">
            <text:p text:style-name="P64"><text:span text:style-name="T24">Dzana + Nikola </text:span><text:span text:style-name="T25">+ Jorn</text:span></text:p>
          </table:table-cell>
        </table:table-row>
        <table:table-row>
          <table:table-cell table:style-name="Tabella1.A173" office:value-type="string">
            <text:p text:style-name="P30">185</text:p>
          </table:table-cell>
          <table:table-cell table:style-name="Tabella1.A173" office:value-type="string">
            <text:p text:style-name="P67">Fix Statistical page</text:p>
          </table:table-cell>
          <table:table-cell table:style-name="Tabella1.A173" office:value-type="string">
            <text:p text:style-name="P33">27/12/2013</text:p>
          </table:table-cell>
          <table:table-cell table:style-name="Tabella1.D173" office:value-type="string">
            <text:p text:style-name="P67">Marko</text:p>
          </table:table-cell>
        </table:table-row>
        <table:table-row>
          <table:table-cell table:style-name="Tabella1.A173" office:value-type="string">
            <text:p text:style-name="P30">186</text:p>
          </table:table-cell>
          <table:table-cell table:style-name="Tabella1.A173" office:value-type="string">
            <text:p text:style-name="P66">Put original Data Sources on the VM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6">Marko</text:p>
          </table:table-cell>
        </table:table-row>
        <table:table-row>
          <table:table-cell table:style-name="Tabella1.A25" office:value-type="string">
            <text:p text:style-name="P30">187</text:p>
          </table:table-cell>
          <table:table-cell table:style-name="Tabella1.A25" office:value-type="string">
            <text:p text:style-name="P66">Meeting Agenda</text:p>
          </table:table-cell>
          <table:table-cell table:style-name="Tabella1.A25" office:value-type="string">
            <text:p text:style-name="P32">27/12/2013</text:p>
          </table:table-cell>
          <table:table-cell table:style-name="Tabella1.D25" office:value-type="string">
            <text:p text:style-name="P66">Andrea</text:p>
          </table:table-cell>
        </table:table-row>
        <table:table-row>
          <table:table-cell table:style-name="Tabella1.A25" office:value-type="string">
            <text:p text:style-name="P30">188</text:p>
          </table:table-cell>
          <table:table-cell table:style-name="Tabella1.A25" office:value-type="string">
            <text:p text:style-name="P66">Group Meeting</text:p>
          </table:table-cell>
          <table:table-cell table:style-name="Tabella1.A25" office:value-type="string">
            <text:p text:style-name="P32">27/12/2013</text:p>
          </table:table-cell>
          <table:table-cell table:style-name="Tabella1.D25" office:value-type="string">
            <text:p text:style-name="P66">All</text:p>
          </table:table-cell>
        </table:table-row>
        <table:table-row>
          <table:table-cell table:style-name="Tabella1.A25" office:value-type="string">
            <text:p text:style-name="P30">189</text:p>
          </table:table-cell>
          <table:table-cell table:style-name="Tabella1.A25" office:value-type="string">
            <text:p text:style-name="P66">Minutes of Meeting</text:p>
          </table:table-cell>
          <table:table-cell table:style-name="Tabella1.A25" office:value-type="string">
            <text:p text:style-name="P32">28/12/2013</text:p>
          </table:table-cell>
          <table:table-cell table:style-name="Tabella1.D25" office:value-type="string">
            <text:p text:style-name="P66">Marko/Nikola</text:p>
          </table:table-cell>
        </table:table-row>
        <table:table-row>
          <table:table-cell table:style-name="Tabella1.A173" office:value-type="string">
            <text:p text:style-name="P30">190</text:p>
          </table:table-cell>
          <table:table-cell table:style-name="Tabella1.A173" office:value-type="string">
            <text:p text:style-name="P70">Finalize Design Document</text:p>
          </table:table-cell>
          <table:table-cell table:style-name="Tabella1.A173" office:value-type="string">
            <text:p text:style-name="P34">28/12/2013</text:p>
          </table:table-cell>
          <table:table-cell table:style-name="Tabella1.D173" office:value-type="string">
            <text:p text:style-name="P70">Andrea + Lorenzo + Marko + Jorn</text:p>
          </table:table-cell>
        </table:table-row>
        <table:table-row>
          <table:table-cell table:style-name="Tabella1.A173" office:value-type="string">
            <text:p text:style-name="P30">191</text:p>
          </table:table-cell>
          <table:table-cell table:style-name="Tabella1.A173" office:value-type="string">
            <text:p text:style-name="P70">Finalize Requirements Document</text:p>
          </table:table-cell>
          <table:table-cell table:style-name="Tabella1.A173" office:value-type="string">
            <text:p text:style-name="P34">28/12/2013</text:p>
          </table:table-cell>
          <table:table-cell table:style-name="Tabella1.D173" office:value-type="string">
            <text:p text:style-name="P70">Dzana + Nikola + Miraldi + Andrea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31T01:02:27.51</dc:date>
    <meta:editing-duration>PT2H49M19S</meta:editing-duration>
    <meta:editing-cycles>89</meta:editing-cycles>
    <meta:generator>LibreOffice/3.6$Windows_x86 LibreOffice_project/da8c1e6-fd468f4-454e206-f42a4a9-143cfd</meta:generator>
    <meta:document-statistic meta:table-count="1" meta:image-count="0" meta:object-count="0" meta:page-count="6" meta:paragraph-count="768" meta:word-count="1515" meta:character-count="9342" meta:non-whitespace-character-count="8593"/>
  </office:meta>
</office:document-meta>
</file>